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8134" officeooo:paragraph-rsid="0011813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134" officeooo:paragraph-rsid="00118134" style:font-weight-asian="bold" style:font-weight-complex="bold"/>
    </style:style>
    <style:style style:name="P3" style:family="paragraph" style:parent-style-name="Standard">
      <style:text-properties officeooo:rsid="00118134" officeooo:paragraph-rsid="00118134"/>
    </style:style>
    <style:style style:name="P4" style:family="paragraph" style:parent-style-name="Standard">
      <style:paragraph-properties fo:line-height="200%"/>
      <style:text-properties officeooo:rsid="00118134" officeooo:paragraph-rsid="00118134"/>
    </style:style>
    <style:style style:name="P5" style:family="paragraph" style:parent-style-name="Standard">
      <loext:graphic-properties draw:fill-gradient-name="gradient" draw:fill-hatch-name="hatch"/>
      <style:paragraph-properties fo:line-height="200%"/>
      <style:text-properties officeooo:rsid="001a2598" officeooo:paragraph-rsid="001a2598"/>
    </style:style>
    <style:style style:name="P6" style:family="paragraph" style:parent-style-name="Standard">
      <loext:graphic-properties draw:fill-gradient-name="gradient" draw:fill-hatch-name="hatch"/>
      <style:paragraph-properties fo:line-height="200%"/>
      <style:text-properties officeooo:rsid="00199e01" officeooo:paragraph-rsid="00199e01"/>
    </style:style>
    <style:style style:name="P7" style:family="paragraph" style:parent-style-name="Standard">
      <loext:graphic-properties draw:fill-gradient-name="gradient" draw:fill-hatch-name="hatch"/>
      <style:paragraph-properties fo:line-height="200%"/>
      <style:text-properties officeooo:rsid="00199e01" officeooo:paragraph-rsid="001a2598"/>
    </style:style>
    <style:style style:name="P8" style:family="paragraph" style:parent-style-name="Standard">
      <loext:graphic-properties draw:fill-gradient-name="gradient" draw:fill-hatch-name="hatch"/>
      <style:paragraph-properties fo:line-height="200%"/>
      <style:text-properties officeooo:rsid="0017d36e" officeooo:paragraph-rsid="0017d36e"/>
    </style:style>
    <style:style style:name="P9" style:family="paragraph" style:parent-style-name="Standard">
      <loext:graphic-properties draw:fill-gradient-name="gradient" draw:fill-hatch-name="hatch"/>
      <style:paragraph-properties fo:line-height="200%"/>
      <style:text-properties officeooo:rsid="0017d36e" officeooo:paragraph-rsid="001a2598"/>
    </style:style>
    <style:style style:name="P10" style:family="paragraph" style:parent-style-name="Standard">
      <loext:graphic-properties draw:fill-gradient-name="gradient" draw:fill-hatch-name="hatch"/>
      <style:paragraph-properties fo:line-height="200%"/>
      <style:text-properties officeooo:rsid="0017d36e" officeooo:paragraph-rsid="001bf35a"/>
    </style:style>
    <style:style style:name="P11" style:family="paragraph" style:parent-style-name="Standard">
      <loext:graphic-properties draw:fill-gradient-name="gradient" draw:fill-hatch-name="hatch"/>
      <style:paragraph-properties fo:line-height="200%"/>
      <style:text-properties officeooo:rsid="001bf35a" officeooo:paragraph-rsid="001bf35a"/>
    </style:style>
    <style:style style:name="T1" style:family="text">
      <style:text-properties officeooo:rsid="00135bf5"/>
    </style:style>
    <style:style style:name="T2" style:family="text">
      <style:text-properties officeooo:rsid="00159b66"/>
    </style:style>
    <style:style style:name="T3" style:family="text">
      <style:text-properties officeooo:rsid="0015d560"/>
    </style:style>
    <style:style style:name="T4" style:family="text">
      <style:text-properties officeooo:rsid="0017d36e"/>
    </style:style>
    <style:style style:name="T5" style:family="text">
      <style:text-properties officeooo:rsid="00199e01"/>
    </style:style>
    <style:style style:name="T6" style:family="text">
      <style:text-properties officeooo:rsid="001a2598"/>
    </style:style>
    <style:style style:name="T7" style:family="text">
      <style:text-properties officeooo:rsid="001bf35a"/>
    </style:style>
    <style:style style:name="T8" style:family="text">
      <style:text-properties officeooo:rsid="001e3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ítica Comparada III <text:s text:c="51"/><text:span text:style-name="T5">Su nombre ___________________________</text:span></text:p>
      <text:p text:style-name="P1">Primavera 2024</text:p>
      <text:p text:style-name="P1">Prof. Eric Magar Meurs</text:p>
      <text:p text:style-name="P1"/>
      <text:p text:style-name="P2">Diagnóstico inicial</text:p>
      <text:p text:style-name="P1"/>
      <text:p text:style-name="P3"/>
      <text:p text:style-name="P4">1. <text:span text:style-name="T8">D</text:span><text:span text:style-name="T4">e</text:span><text:span text:style-name="T1">l cuadro </text:span><text:span text:style-name="T3">de </text:span><text:span text:style-name="T1">Aso</text:span><text:span text:style-name="T2">l</text:span><text:span text:style-name="T1">abehere y Gerber</text:span></text:p>
      <text:p text:style-name="P8"><text:span text:style-name="T6">a</text:span>) <text:span text:style-name="T5">I</text:span>nterpret<text:span text:style-name="T6">e</text:span> el coeficiente de la variable Party ___________________________________________</text:p>
      <text:p text:style-name="P9">__________________________________________________________________________________</text:p>
      <text:p text:style-name="P9"/>
      <text:p text:style-name="P6"><text:span text:style-name="T6">b</text:span>) <text:span text:style-name="T7">Interprete el</text:span> (.008) bajo el coeficiente de Party? _________________________________________</text:p>
      <text:p text:style-name="P9">__________________________________________________________________________________</text:p>
      <text:p text:style-name="P9"/>
      <text:p text:style-name="P8"><text:span text:style-name="T6">c</text:span>) <text:span text:style-name="T6">El </text:span><text:span text:style-name="T5">signo del coeficiente de Incumbents’ total </text:span><text:span text:style-name="T6">es anómalo ¿por qué</text:span><text:span text:style-name="T5">? __________________________</text:span></text:p>
      <text:p text:style-name="P9">__________________________________________________________________________________</text:p>
      <text:p text:style-name="P9"/>
      <text:p text:style-name="P7"><text:span text:style-name="T6">d</text:span>) ¿<text:span text:style-name="T6">Por qué la constante estimada revela el error del título de la Table 2?</text:span> _______________________</text:p>
      <text:p text:style-name="P9">__________________________________________________________________________________</text:p>
      <text:p text:style-name="P9"/>
      <text:p text:style-name="P5">2. El ingreso comparado</text:p>
      <text:p text:style-name="P5">a) ¿Por qué hay una diferencia <text:s/>tan grande entre la media y la mediana en México?________________</text:p>
      <text:p text:style-name="P10">__________________________________________________________________________________</text:p>
      <text:p text:style-name="P10"/>
      <text:p text:style-name="P11">b) ¿Cómo podría hacer comparables las cantidades de México y Francia con la información proporcionada? _____________________________________________________________________</text:p>
      <text:p text:style-name="P10">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14:45.016076715</meta:creation-date>
    <dc:date>2025-01-14T10:12:11.189019311</dc:date>
    <meta:editing-duration>PT2H30M3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11" meta:character-count="1370" meta:non-whitespace-character-count="1225"/>
  </office:meta>
</office:document-meta>
</file>